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rsid="00081a97" officeooo:paragraph-rsid="00081a97"/>
    </style:style>
    <style:style style:name="P2" style:family="paragraph" style:parent-style-name="Text_20_body">
      <style:text-properties officeooo:rsid="00081a97" officeooo:paragraph-rsid="00081a97"/>
    </style:style>
    <style:style style:name="P3" style:family="paragraph" style:parent-style-name="Standard">
      <style:text-properties officeooo:rsid="000415ae" officeooo:paragraph-rsid="000415ae"/>
    </style:style>
    <style:style style:name="P4" style:family="paragraph" style:parent-style-name="Standard">
      <style:text-properties officeooo:rsid="0005f5ec" officeooo:paragraph-rsid="0005f5ec"/>
    </style:style>
    <style:style style:name="P5" style:family="paragraph" style:parent-style-name="Standard" style:list-style-name="L1">
      <style:text-properties officeooo:rsid="0005f5ec" officeooo:paragraph-rsid="0005f5ec"/>
    </style:style>
    <style:style style:name="P6" style:family="paragraph" style:parent-style-name="Standard" style:list-style-name="L2">
      <style:text-properties officeooo:rsid="0005f5ec" officeooo:paragraph-rsid="0005f5ec"/>
    </style:style>
    <style:style style:name="P7" style:family="paragraph" style:parent-style-name="Standard" style:list-style-name="L2">
      <style:text-properties officeooo:rsid="00066b8f" officeooo:paragraph-rsid="00066b8f"/>
    </style:style>
    <style:style style:name="P8" style:family="paragraph" style:parent-style-name="Standard" style:list-style-name="L3">
      <style:text-properties officeooo:rsid="00066b8f" officeooo:paragraph-rsid="00066b8f"/>
    </style:style>
    <style:style style:name="P9" style:family="paragraph" style:parent-style-name="Standard" style:list-style-name="L4">
      <style:text-properties officeooo:rsid="00066b8f" officeooo:paragraph-rsid="00066b8f"/>
    </style:style>
    <style:style style:name="P10" style:family="paragraph" style:parent-style-name="Standard" style:list-style-name="L3">
      <style:text-properties officeooo:rsid="0009dc33" officeooo:paragraph-rsid="0009dc33"/>
    </style:style>
    <style:style style:name="T1" style:family="text">
      <style:text-properties officeooo:rsid="0005f5ec"/>
    </style:style>
    <style:style style:name="T2" style:family="text">
      <style:text-properties officeooo:rsid="00081a97"/>
    </style:style>
    <style:style style:name="T3" style:family="text">
      <style:text-properties officeooo:rsid="0009dc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hema: Entwicklung eines Beat 'em ups mit Unity</text:h>
      <text:h text:style-name="P1" text:outline-level="3">Zeitraum: 2.2.2018 – 9.3.2018</text:h>
      <text:h text:style-name="Heading_20_3" text:outline-level="3">Beschreibung</text:h>
      <text:p text:style-name="P3">Gegenstand des Projektes ist die Entwicklung eines Spiels mit der GameEngine Unity. Dieses soll vom Umfang und Komplexität her mit anderen Webspielen vergleichbar sein. Der Spieler soll sich in Leveln, sog. Missions, gegen nicht <text:s/>aufhörende Wellen von Gegnern behaupten. Ziel des Spiels ist es solange wie möglich zu überleben und die Mission zu vollenden. Zur Simulation der Kampfhandlungen wird das Regelsystem von Werewolf: The Apocalypse - Revised Edition genutzt. Auch die Spielwelt/Handlung ist mit der in Werewolf: The Apocalypse – Revised Edition konform. Der Spieler kann sich durch Sammeln von Erfahrungspunkten, sog. Freebies und das Finden von Waffen weiterentwickeln. Desweiteren hat er die Möglichkeit in Waffenläden oder bei bestimmten Dealern Schusswaffen zu erwerben. Die Gegner werden im Verlauf des Spiels immer stärker. Sobald der Spieler stirbt, ist das Spiel vorbei. Ein Speichern im Spiel ist möglich. Ein Mehrspieler ist noch nicht vorgesehen.</text:p>
      <text:p text:style-name="P3"/>
      <text:p text:style-name="P3">Zum Speichern des Spielstandes wird eine Json-Bibliothek genutzt. Zur Entwicklung des Quellcodes wird Visual Studio 2015 genutzt. <text:span text:style-name="T1">Das Spiel soll insgesammt in einer Grafik gehalten werden, welche optisch an die frühen Spiele, die auf der Super NES rauskamen, angelehnt ist.</text:span></text:p>
      <text:h text:style-name="P1" text:outline-level="3">Projektumfeld</text:h>
      <text:p text:style-name="P2">Das Projekt wird im schulischen Umfeld der David Röntgen Schule Neuwied durchgeführt. Zur Verfügung stehen ein ThinkPad E550 der Marke Lenovo und ein lei<text:span text:style-name="T3">stungs</text:span>starker PC i<text:span text:style-name="T3">n</text:span> der <text:span text:style-name="T3">privaten </text:span>Wohnung von Ole Baehr.</text:p>
      <text:h text:style-name="Heading_20_3" text:outline-level="3">Projektphasen</text:h>
      <text:p text:style-name="P4">Planung:<text:tab/><text:tab/><text:tab/><text:span text:style-name="T2">4h</text:span></text:p>
      <text:list xml:id="list7341805004409873776" text:style-name="L2">
        <text:list-item>
          <text:p text:style-name="P6">Ausarbeitung Spielidee</text:p>
        </text:list-item>
        <text:list-item>
          <text:p text:style-name="P7">Anpassung Regelsystem / Kampfsystem</text:p>
        </text:list-item>
        <text:list-item>
          <text:p text:style-name="P7">Entwicklung Programmpläne</text:p>
        </text:list-item>
      </text:list>
      <text:p text:style-name="P4">Umsetzung:<text:tab/><text:tab/><text:tab/><text:span text:style-name="T2">8h</text:span></text:p>
      <text:list xml:id="list8226834335944431571" text:style-name="L3">
        <text:list-item>
          <text:p text:style-name="P8">Verfeinerung Programmpläne</text:p>
        </text:list-item>
        <text:list-item>
          <text:p text:style-name="P8">Codierung Spielecode</text:p>
        </text:list-item>
        <text:list-item>
          <text:p text:style-name="P10">Entwicklung</text:p>
        </text:list-item>
      </text:list>
      <text:p text:style-name="P4">Dokumentation:<text:tab/><text:tab/><text:span text:style-name="T2">4h</text:span></text:p>
      <text:list xml:id="list8883905080677511333" text:style-name="L4">
        <text:list-item>
          <text:p text:style-name="P9">Dokumentation kann während der anderen Projektphasen erstellt werden</text:p>
        </text:list-item>
        <text:list-item>
          <text:p text:style-name="P9">Verfeinerung Dokumentation</text:p>
        </text:list-item>
      </text:list>
      <text:h text:style-name="Heading_20_3" text:outline-level="3">Form der Dokumentation</text:h>
      <text:p text:style-name="P4">Die Dokumentation wird in Form einer Projektdokumentation gem. DIN 69901 realisiert.</text:p>
      <text:p text:style-name="P4">Gliederung:</text:p>
      <text:list xml:id="list7113649322952959863" text:style-name="L1">
        <text:list-item>
          <text:p text:style-name="P5">Einleitung</text:p>
        </text:list-item>
        <text:list-item>
          <text:p text:style-name="P5">Projektplanung</text:p>
        </text:list-item>
        <text:list-item>
          <text:p text:style-name="P5">Projektdurchführung</text:p>
        </text:list-item>
        <text:list-item>
          <text:p text:style-name="P5">Fazit</text:p>
        </text:list-item>
      </text:list>
      <text:p text:style-name="P4"/>
      <text:p text:style-name="P4"/>
      <text:p text:style-name="P4"/>
      <text:p text:style-name="P4"><text:soft-page-break/>Volker Esper<text:tab/><text:tab/><text:tab/><text:tab/><text:tab/><text:tab/><text:tab/>Ole Bae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0:25:36.030000000</meta:creation-date>
    <meta:print-date>2018-02-02T14:02:08.223000000</meta:print-date>
    <dc:date>2018-02-02T14:43:21.052000000</dc:date>
    <meta:editing-duration>PT25M49S</meta:editing-duration>
    <meta:editing-cycles>2</meta:editing-cycles>
    <meta:generator>LibreOffice/4.4.5.2$Windows_x86 LibreOffice_project/a22f674fd25a3b6f45bdebf25400ed2adff0ff99</meta:generator>
    <meta:document-statistic meta:table-count="0" meta:image-count="0" meta:object-count="0" meta:page-count="2" meta:paragraph-count="27" meta:word-count="291" meta:character-count="2046" meta:non-whitespace-character-count="1780"/>
  </office:meta>
</office:document-meta>
</file>